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imeAlarms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><text:span text:style-name="T12_1">alarmRepeat</text:span><text:span text:style-name="T12_2"><text:tab/></text:span><text:span text:style-name="T12_3">KEYWORD</text:span><text:span text:style-name="T12_4">2</text:span></text:p>
      <text:p text:style-name="P13"><text:span text:style-name="T13_1">alarmOnce</text:span><text:span text:style-name="T13_2"><text:s/></text:span><text:span text:style-name="T13_3">KEYWORD</text:span><text:span text:style-name="T13_4">2</text:span></text:p>
      <text:p text:style-name="P14"><text:span text:style-name="T14_1">timerRepeat</text:span><text:span text:style-name="T14_2"><text:tab/></text:span><text:span text:style-name="T14_3">KEYWORD</text:span><text:span text:style-name="T14_4">2</text:span></text:p>
      <text:p text:style-name="P15"><text:span text:style-name="T15_1">timerOnce</text:span><text:span text:style-name="T15_2"><text:s/></text:span><text:span text:style-name="T15_3">KEYWORD</text:span><text:span text:style-name="T15_4">2</text:span></text:p>
      <text:p text:style-name="P16"><text:span text:style-name="T16_1">delay</text:span><text:span text:style-name="T16_2"><text:s/></text:span><text:span text:style-name="T16_3">KEYWORD</text:span><text:span text:style-name="T16_4">2</text:span></text:p>
      <text:p text:style-name="P17"><text:span text:style-name="T17_1">#######################################</text:span></text:p>
      <text:p text:style-name="P18"><text:span text:style-name="T18_1">#<text:s/></text:span><text:span text:style-name="T18_2">Instances</text:span><text:span text:style-name="T18_3"><text:s/>(</text:span><text:span text:style-name="T18_4">KEYWORD</text:span><text:span text:style-name="T18_5">2)</text:span></text:p>
      <text:p text:style-name="P19"><text:span text:style-name="T19_1">#######################################</text:span></text:p>
      <text:p text:style-name="P20"><text:span text:style-name="T20_1">Alarm</text:span><text:span text:style-name="T20_2"><text:s/></text:span><text:span text:style-name="T20_3">KEYWORD</text:span><text:span text:style-name="T20_4">2</text:span></text:p>
      <text:p text:style-name="P21"><text:span text:style-name="T21_1">#######################################</text:span></text:p>
      <text:p text:style-name="P22"><text:span text:style-name="T22_1">#<text:s/></text:span><text:span text:style-name="T22_2">Constants</text:span><text:span text:style-name="T22_3"><text:s/>(</text:span><text:span text:style-name="T22_4">LITERAL</text:span><text:span text:style-name="T22_5">1)</text:span></text:p>
      <text:p text:style-name="P23"><text:span text:style-name="T23_1">#######################################</text:span></text:p>
      <text:p text:style-name="P24"><text:span text:style-name="T24_1">dtINVALID</text:span><text:span text:style-name="T24_2">_</text:span><text:span text:style-name="T24_3">ALARM</text:span><text:span text:style-name="T24_4">_</text:span><text:span text:style-name="T24_5">ID</text:span><text:span text:style-name="T24_6"><text:s/></text:span><text:span text:style-name="T24_7">LITERAL</text:span><text:span text:style-name="T24_8">1</text:span></text:p>
      <text:p text:style-name="P25"><text:span text:style-name="T25_1">dtINVALID</text:span><text:span text:style-name="T25_2">_</text:span><text:span text:style-name="T25_3">TIME</text:span><text:span text:style-name="T25_4"><text:s text:c="5"/></text:span><text:span text:style-name="T25_5">LITERAL</text:span><text:span text:style-name="T25_6">1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